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25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50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14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972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>
        <style:tab-stops>
          <style:tab-stop style:position="19.05cm" style:type="right"/>
        </style:tab-stops>
      </style:paragraph-properties>
    </style:style>
    <style:style style:name="P5" style:family="paragraph">
      <loext:graphic-properties draw:fill="none" draw:fill-color="#ffffff"/>
      <style:paragraph-properties fo:text-align="start">
        <style:tab-stops>
          <style:tab-stop style:position="19.05cm" style:type="right"/>
        </style:tab-stops>
      </style:paragraph-properties>
      <style:text-properties style:font-name="Segoe UI Semibold" fo:font-size="24pt" style:font-size-asian="24pt" style:font-size-complex="24pt"/>
    </style:style>
    <style:style style:name="P6" style:family="paragraph">
      <style:paragraph-properties>
        <style:tab-stops>
          <style:tab-stop style:position="19.05cm" style:type="right"/>
        </style:tab-stops>
      </style:paragraph-properties>
      <style:text-properties fo:font-size="32pt" style:font-size-asian="32pt" style:font-size-complex="32pt"/>
    </style:style>
    <style:style style:name="P7" style:family="paragraph">
      <loext:graphic-properties draw:fill="none" draw:fill-color="#ffffff"/>
      <style:paragraph-properties fo:text-align="start"/>
      <style:text-properties style:font-name="Segoe UI Semibold" fo:font-size="32pt" style:font-size-asian="32pt" style:font-size-complex="32pt"/>
    </style:style>
    <style:style style:name="P8" style:family="paragraph">
      <style:paragraph-properties fo:text-align="center">
        <style:tab-stops>
          <style:tab-stop style:position="19.05cm" style:type="right"/>
        </style:tab-stops>
      </style:paragraph-properties>
      <style:text-properties fo:color="#000000" style:text-position="0% 100%" style:font-name="Segoe UI1" fo:font-style="normal" fo:font-weight="bold" style:font-style-asian="normal" style:font-weight-asian="bold" style:font-style-complex="normal" style:font-weight-complex="bold"/>
    </style:style>
    <style:style style:name="P9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text-position="0% 100%" style:font-name="Segoe UI1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1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003d73" style:text-position="33% 58%" style:font-name="Segoe UI Semibold" fo:font-size="32pt" fo:font-style="italic" style:font-size-asian="32pt" style:font-style-asian="italic" style:font-size-complex="32pt" style:font-style-complex="italic"/>
    </style:style>
    <style:style style:name="T4" style:family="text">
      <style:text-properties fo:color="#003d73" style:font-name="Segoe UI Semibold" fo:font-size="32pt" fo:font-style="italic" style:font-size-asian="32pt" style:font-style-asian="italic" style:font-size-complex="32pt" style:font-style-complex="italic"/>
    </style:style>
    <style:style style:name="T5" style:family="text">
      <style:text-properties fo:font-variant="small-caps" fo:color="#003d73" style:font-name="Segoe UI Semibold" fo:font-size="32pt" fo:font-style="italic" style:font-size-asian="32pt" style:font-style-asian="italic" style:font-size-complex="32pt" style:font-style-complex="italic"/>
    </style:style>
    <style:style style:name="T6" style:family="text">
      <style:text-properties style:font-name="Segoe UI Semibold" fo:font-size="32pt" style:font-size-asian="32pt" style:font-size-complex="32pt"/>
    </style:style>
    <style:style style:name="T7" style:family="text">
      <style:text-properties style:font-name="Segoe UI1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000000" style:text-position="0% 100%" style:font-name="Segoe UI Semibold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fo:color="#000000" style:text-position="0% 100%" style:font-name="Segoe UI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3.063cm" svg:x="1.778cm" svg:y="1.016cm">
          <draw:text-box>
            <text:p text:style-name="P1"><text:span text:style-name="T1">PSALMODY</text:span></text:p>
            <text:p text:style-name="P1"><text:span text:style-name="T2">Psalm 34:1–8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5" draw:layer="layout" svg:width="25.146cm" svg:height="6.263cm" svg:x="1.446cm" svg:y="0.95cm">
          <draw:text-box>
            <text:p text:style-name="P4"><text:span text:style-name="T3">1</text:span><text:span text:style-name="T4">I will bless the </text:span><text:span text:style-name="T5">Lord</text:span><text:span text:style-name="T4"> at all times;</text:span></text:p>
            <text:p text:style-name="P4"><text:span text:style-name="T2"><text:s text:c="4"/></text:span><text:span text:style-name="T2">his praise shall continually be in my mouth.</text:span></text:p>
            <text:p text:style-name="P4"><text:span text:style-name="T3">2</text:span><text:span text:style-name="T4">My soul makes its boast in the </text:span><text:span text:style-name="T5">Lord</text:span><text:span text:style-name="T4">;</text:span></text:p>
            <text:p text:style-name="P4"><text:span text:style-name="T2"><text:s text:c="4"/></text:span><text:span text:style-name="T2">let the humble hear and be gla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4" draw:text-style-name="P7" draw:layer="layout" svg:width="24.384cm" svg:height="6.263cm" svg:x="1.778cm" svg:y="1.016cm">
          <draw:text-box>
            <text:p text:style-name="P6"><text:span text:style-name="T3">3</text:span><text:span text:style-name="T4">Oh, magnify the </text:span><text:span text:style-name="T5">Lord</text:span><text:span text:style-name="T4"> with me,</text:span></text:p>
            <text:p text:style-name="P6"><text:span text:style-name="T6"><text:s text:c="5"/></text:span><text:span text:style-name="T2">and let us exalt his name together!</text:span></text:p>
            <text:p text:style-name="P6"><text:span text:style-name="T3">4</text:span><text:span text:style-name="T4">I sought the </text:span><text:span text:style-name="T5">Lord</text:span><text:span text:style-name="T4">, and he answered me</text:span></text:p>
            <text:p text:style-name="P6"><text:span text:style-name="T6"><text:s text:c="5"/></text:span><text:span text:style-name="T2">and delivered me from all my fear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4" draw:text-style-name="P7" draw:layer="layout" svg:width="24.384cm" svg:height="6.263cm" svg:x="1.778cm" svg:y="1.016cm">
          <draw:text-box>
            <text:p text:style-name="P6"><text:span text:style-name="T3">5</text:span><text:span text:style-name="T4">Those who look to him are radiant,</text:span></text:p>
            <text:p text:style-name="P6"><text:span text:style-name="T6"><text:s text:c="5"/></text:span><text:span text:style-name="T2">and their faces shall never be ashamed.</text:span></text:p>
            <text:p text:style-name="P6"><text:span text:style-name="T3">6</text:span><text:span text:style-name="T4">This poor man cried, and the </text:span><text:span text:style-name="T5">Lord</text:span><text:span text:style-name="T4"> heard him</text:span></text:p>
            <text:p text:style-name="P6"><text:span text:style-name="T6"><text:s text:c="5"/></text:span><text:span text:style-name="T2">and saved him out of all his trouble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5" draw:text-style-name="P5" draw:layer="layout" svg:width="25.4cm" svg:height="10.395cm" svg:x="1.27cm" svg:y="1.016cm">
          <draw:text-box>
            <text:p text:style-name="P4"><text:span text:style-name="T3">7</text:span><text:span text:style-name="T4">The angel of the </text:span><text:span text:style-name="T5">Lord</text:span><text:span text:style-name="T4"> encamps around those <text:s/></text:span></text:p>
            <text:p text:style-name="P4"><text:span text:style-name="T4"><text:s/></text:span><text:span text:style-name="T4">who fear him,</text:span></text:p>
            <text:p text:style-name="P4"><text:span text:style-name="T6"><text:s text:c="5"/></text:span><text:span text:style-name="T2">and delivers them.</text:span></text:p>
            <text:p text:style-name="P4"><text:span text:style-name="T3">8</text:span><text:span text:style-name="T4">Oh, taste and see that the </text:span><text:span text:style-name="T5">Lord</text:span><text:span text:style-name="T4"> is good!</text:span></text:p>
            <text:p text:style-name="P4"><text:span text:style-name="T6"><text:s text:c="5"/></text:span><text:span text:style-name="T2">Blesséd is the man who takes refuge in him!</text:span></text:p>
            <text:p text:style-name="P4"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6" draw:text-style-name="P9" draw:layer="layout" svg:width="24.638cm" svg:height="7.222cm" svg:x="1.799cm" svg:y="0.906cm">
          <draw:text-box>
            <text:p text:style-name="P8"><text:span text:style-name="T8">C:</text:span><text:span text:style-name="T9"> Glory be to the Father and to the Son</text:span></text:p>
            <text:p text:style-name="P8"><text:span text:style-name="T9">and to the Holy Spirit;</text:span></text:p>
            <text:p text:style-name="P8"><text:span text:style-name="T9">as it was in the beginning,</text:span></text:p>
            <text:p text:style-name="P8"><text:span text:style-name="T9">is now, and will be forever. 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8T12:54:41.631000000</meta:creation-date>
    <dc:title>Blue template</dc:title>
    <meta:editing-duration>PT9M51S</meta:editing-duration>
    <meta:editing-cycles>7</meta:editing-cycles>
    <meta:generator>LibreOffice/6.0.5.2$Windows_X86_64 LibreOffice_project/54c8cbb85f300ac59db32fe8a675ff7683cd5a16</meta:generator>
    <dc:date>2018-08-08T16:33:31.639000000</dc:date>
    <meta:document-statistic meta:object-count="39"/>
  </office:meta>
</office:document-meta>
</file>